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8C000029AC000006F2C67128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4"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8" style:family="paragraph" style:parent-style-name="Standard">
      <style:paragraph-properties fo:margin-top="0in" fo:margin-bottom="0.0783in" fo:text-align="justify" style:justify-single-word="false" fo:background-color="transparent">
        <style:background-image/>
      </style:paragraph-properties>
      <style:text-properties fo:color="#000000" style:font-name="Times New Roman" fo:language="en" fo:country="CA" style:text-underline-style="none" fo:font-weight="normal" fo:background-color="transparent" style:font-weight-asian="normal" style:font-weight-complex="normal"/>
    </style:style>
    <style:style style:name="P9" style:family="paragraph" style:parent-style-name="Text_20_body">
      <style:paragraph-properties fo:margin-top="0in" fo:margin-bottom="0.0783in"/>
      <style:text-properties fo:color="#000000" fo:background-color="transparent"/>
    </style:style>
    <style:style style:name="P10" style:family="paragraph" style:parent-style-name="Text_20_body">
      <style:paragraph-properties fo:margin-top="0in" fo:margin-bottom="0.0783in" fo:text-align="justify" style:justify-single-word="false"/>
      <style:text-properties fo:color="#000000" fo:background-color="transparent"/>
    </style:style>
    <style:style style:name="P11"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2"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3"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7"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1"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2" style:family="paragraph" style:parent-style-name="Footnote">
      <style:paragraph-properties fo:text-align="justify" style:justify-single-word="false"/>
    </style:style>
    <style:style style:name="P23"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24" style:family="paragraph" style:parent-style-name="Heading_20_1">
      <style:paragraph-properties fo:margin-top="0in" fo:margin-bottom="0.0783in"/>
      <style:text-properties fo:color="#000000" fo:background-color="transparent"/>
    </style:style>
    <style:style style:name="P25"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26"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27"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28"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29"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0"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underline-style="none"/>
    </style:style>
    <style:style style:name="T8" style:family="text">
      <style:text-properties fo:font-size="13pt" fo:font-style="normal" style:font-size-asian="13pt" style:font-style-asian="normal" style:font-size-complex="13pt" style:font-style-complex="normal"/>
    </style:style>
    <style:style style:name="T9" style:family="text">
      <style:text-properties fo:font-size="13pt" fo:font-style="italic" style:font-size-asian="13pt" style:font-style-asian="italic" style:font-size-complex="13pt" style:font-style-complex="italic"/>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normal" fo:background-color="#c0c0c0" style:font-weight-asian="normal" style:font-weight-complex="normal"/>
    </style:style>
    <style:style style:name="T12" style:family="text">
      <style:text-properties style:font-name="Times New Roman" fo:font-weight="normal" fo:background-color="#ffffff" style:font-weight-asian="normal" style:font-weight-complex="normal"/>
    </style:style>
    <style:style style:name="T13" style:family="text">
      <style:text-properties style:font-name="Times New Roman" fo:font-weight="normal" fo:background-color="#cccccc"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0pt" style:font-size-asian="10pt" style:font-size-complex="10pt"/>
    </style:style>
    <style:style style:name="T18" style:family="text">
      <style:text-properties fo:background-color="#c0c0c0"/>
    </style:style>
    <style:style style:name="T19" style:family="text">
      <style:text-properties fo:color="#c5000b" style:font-name="Times New Roman" fo:font-weight="normal" style:font-weight-asian="normal" style:font-weight-complex="normal"/>
    </style:style>
    <style:style style:name="T20" style:family="text">
      <style:text-properties style:font-name="Times New Roman1"/>
    </style:style>
    <style:style style:name="T21" style:family="text">
      <style:text-properties fo:background-color="#cccc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17/04/10</text:h>
      <text:h text:style-name="P24" text:outline-level="1"/>
      <text:h text:style-name="P24" text:outline-level="1">CC1350 RF driver notes</text:h>
      <text:p text:style-name="P9"/>
      <text:p text:style-name="P10">The present driver of the RF module available on CC1350 only covers the so-called “proprietary mode” of the chip to the minimum extent that allows us to run TARP. No ZigBee/Bluetooth support is available yet, although such support will be implemented as soon as the need arises. </text:p>
      <text:h text:style-name="P25" text:outline-level="2"/>
      <text:h text:style-name="P27" text:outline-level="2"><text:span text:style-name="T8">Controlling the driver (a summary of </text:span><text:span text:style-name="T9">physopt</text:span><text:span text:style-name="T8"> calls)</text:span></text:h>
      <text:p text:style-name="P3">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3"><text:tab/><text:span text:style-name="T3">val = tcv_control (PHYSOPT_..., arg);</text:span></text:p>
      <text:p text:style-name="P3">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29" text:outline-level="3">Unconditional (i.e., non-optional) calls</text:h>
      <text:p text:style-name="P1">These operations are available <text:span text:style-name="T1">always</text:span>, i.e., regardless of the compilation options of the driver.</text:p>
      <text:p text:style-name="P1">PHYSOPT_STATUS</text:p>
      <text:p text:style-name="P13">Returns the driver status. It can only be 2 (if the receiver is off) and 3 (if the receiver is on). Bit number 1 (second from the right) is a legacy status of the transmitter (which these days is formally always on). I am thinking of retiring this feature (i.e., PHYSOPT_STATUS) altogether. The only reason it is still around is that TARP uses it (and I prefer not to mess with Wlodek's code).</text:p>
      <text:p text:style-name="P1">PHYSOPT_RXON</text:p>
      <text:p text:style-name="P15">Switches the receiver on.</text:p>
      <text:p text:style-name="P1">PHYSOPT_RXOFF</text:p>
      <text:p text:style-name="P15">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text:span text:style-name="T1">offdelay</text:span> milliseconds expecting more outgoing packets. The default value of <text:span text:style-name="T1">offdelay</text:span> (settable with PHYSOPT_SETPARAMS, see below) is 256. Even if <text:span text:style-name="T1">offdelay</text:span> is zero, the transmitter will remain on for as long as the output queue of packets is nonempty. The countdown begins when the queue has been drained.</text:p>
      <text:p text:style-name="P15"/>
      <text:p text:style-name="P1"><text:soft-page-break/>PHYSOPT_SETSID</text:p>
      <text:p text:style-name="P15">Sets the “station” ID (which is really the network ID). Note that values 0x0000 and 0xFFFF are special. With the network ID set to any of these two values, the driver will accept all physically receivable packets, regardless of their setting of network ID. If the network ID is 0xFFFF, it will not be copied to the header of an outgoing packet (honouring the value inserted there by the user program).</text:p>
      <text:p text:style-name="P1">PHYSOPT_GETSID</text:p>
      <text:p text:style-name="P15">Returns the current setting of the network ID.</text:p>
      <text:p text:style-name="P1">PHYSOPT_GETMAXPL</text:p>
      <text:p text:style-name="P15">Returns the maximum packet length, i.e., the maximum value that can be specified as an argument of tcv_wnps. This is the value that was provided as the second argument of phys_cc1350 when the driver was initialized.</text:p>
      <text:p text:style-name="P1">PHYSOPT_ERROR</text:p>
      <text:p text:style-name="P15">The name is a bit confusing, but I am just recycling physopt names from cc1100 in a way that keeps them somewhat related.</text:p>
      <text:p text:style-name="P15">Writes to the argument address a data structure with the following layout:</text:p>
      <text:p text:style-name="P17">struct <text:s/>rfc_propRxOutput_s {</text:p>
      <text:p text:style-name="P17"><text:tab/>// Number of packets received and not ignored (CRC OK, address OK, and so on);</text:p>
      <text:p text:style-name="P17"><text:tab/>// note that we don't use built-in addressing</text:p>
      <text:p text:style-name="P17"><text:tab/>word<text:tab/><text:tab/>nRxOk;</text:p>
      <text:p text:style-name="P17"><text:tab/>// Number of received packets with CRC error</text:p>
      <text:p text:style-name="P17"><text:s text:c="3"/><text:tab/>word<text:tab/><text:tab/>nRxNok;</text:p>
      <text:p text:style-name="P17"><text:tab/>// Number of received packets with CRC OK ignored due to address missmatch</text:p>
      <text:p text:style-name="P17"><text:tab/>// (this should be zero in out setup)</text:p>
      <text:p text:style-name="P17"><text:s text:c="3"/><text:tab/>byte<text:tab/><text:tab/>nRxIgnored;</text:p>
      <text:p text:style-name="P17"><text:tab/>// Number of packets stopped by the filter (should be zero in our setup)</text:p>
      <text:p text:style-name="P17"><text:tab/>byte<text:tab/><text:tab/>nRxStopped;</text:p>
      <text:p text:style-name="P17"><text:tab/>// Number of packets that have been received and discarded due to lack of buffer</text:p>
      <text:p text:style-name="P17"><text:tab/>// space (this can happen in principle, although isn't very likely)</text:p>
      <text:p text:style-name="P17"><text:tab/>byte<text:tab/><text:tab/>nRxBufFull; </text:p>
      <text:p text:style-name="P17"><text:tab/>// RSSI of the last received packet</text:p>
      <text:p text:style-name="P17"><text:tab/>byte<text:tab/><text:tab/>lastRssi; </text:p>
      <text:p text:style-name="P17"><text:tab/>// Time stamp of last received packet; this is the reading of the so-called RAT</text:p>
      <text:p text:style-name="P17"><text:tab/>// timer running at 4MHz</text:p>
      <text:p text:style-name="P17"><text:tab/>lword<text:tab/><text:tab/>timeStamp;</text:p>
      <text:p text:style-name="P17">};</text:p>
      <text:p text:style-name="P17"/>
      <text:p text:style-name="P1">PHYSOPT_CAV</text:p>
      <text:p text:style-name="P15">Forces an explicit backoff (blocks the transmitter) for the specified number of (PicOS) milliseconds.</text:p>
      <text:p text:style-name="P1">PHYSOPT_GETPOWER</text:p>
      <text:p text:style-name="P15">Returns the current transmitter power setting (a number between 0 and 8). Note that 8 means a fixed-power long-distance configuration (RADIO_DEFAULT_POWER == 8). Transmitter power is not settable in that configuration.</text:p>
      <text:p text:style-name="P1"><text:soft-page-break/>PHYSOPT_GETCHANNEL</text:p>
      <text:p text:style-name="P15">Returns the current setting of the RF channel which is a number between 0 and 7.</text:p>
      <text:p text:style-name="P1">PHYSOPT_SETCHANNEL</text:p>
      <text:p text:style-name="P15">Sets the RF channel to the indicated (word) value which must be between 0 and 7. A value larger than 7 is treated as 7.</text:p>
      <text:p text:style-name="P1">PHYSOPT_GETRATE</text:p>
      <text:p text:style-name="P15">Returns the current bit rate option (a number between 0 and 3). Note that 0 means a special low rate (see below) intended for long-distance communication which is configured at compilation (RADIO_BITRATE_INDEX == 0) and is not changeable.</text:p>
      <text:p text:style-name="P1">PHYSOPT_SETPARAMS</text:p>
      <text:p text:style-name="P15">Sets the value of <text:span text:style-name="T1">offdelay</text:span> (see above).</text:p>
      <text:h text:style-name="P29" text:outline-level="3">Optional calls</text:h>
      <text:p text:style-name="P20">These operations are only available, if the respective options are selected at compilation. </text:p>
      <text:p text:style-name="P1">PHYSOPT_SETPOWER</text:p>
      <text:p text:style-name="P15">The argument is between 0 and 7 (any larger value translates into 7). Chooses one of the 8 discrete power levels for the transmitter. This option is only available if:</text:p>
      <text:p text:style-name="P15">RADIO_DEFAULT_POWER &lt; 8<text:tab/>and</text:p>
      <text:p text:style-name="P15">RADIO_OPTION does not include PXOPTIONS (as explained below)</text:p>
      <text:p text:style-name="P1">PHYSOPT_SETRATE</text:p>
      <text:p text:style-name="P15">Sets the bit rate to one of three options: 1 – 10000 bps, 2 – 38,400 bps, 3 – 50,000 bps (the default). This call is only available, if RADIO_BITRATE_INDEX is not zero. Otherwise, this compilation parameter selects the hardwired rate number 0 (625 kbps) intended for long-distance communication, which cannot be changed.</text:p>
      <text:h text:style-name="P28" text:outline-level="2">Compilation options (static configuration)</text:h>
      <text:p text:style-name="P1">The header file PicOS/CC13XX/cc1350.h assigns default values to some constants that configure the operation of the driver. In my effort to maintain compatibility with the driver of our most popular RF module (CC1100), most of the constants used by the CC1350 RF driver inherit their names and meaning from its C1100 predecessor.</text:p>
      <text:p text:style-name="P1">All the constants named RADIO_... defined in cc1350.h (as well as some other, less prominent, constants) and encapsulated into #ifndef statements can be defined in options.sys (board_options.sys) thus overriding the default definitions. Here is the list:</text:p>
      <text:h text:style-name="P29" text:outline-level="3">Flag options</text:h>
      <text:p text:style-name="P7"><text:span text:style-name="T12">The symbolic constant </text:span><text:span text:style-name="T11">RADIO_OPTIONS</text:span><text:span text:style-name="T10"> (with the default value of 0) is a configuration of bit flags, which are mostly used to select diagnostics (for debugging or performance evaluation), but also some options that might be of interest to a production praxis.</text:span></text:p>
      <text:p text:style-name="P8">Two flags are presently used by the driver:</text:p>
      <text:p text:style-name="P7"><text:span text:style-name="T5">Bit 4 (0x010, RADIO_OPTION_NOCHECKS)</text:span> is intended to save some code by removing consistency checks in various places where the driver interfaces to the praxis.</text:p>
      <text:p text:style-name="P3"><text:span text:style-name="T16">Bit 8 (0x100, RADIO_OPTION_PXOPTIONS)</text:span><text:span text:style-name="T10"> enables per-packet parametrization of transmission </text:span><text:soft-page-break/><text:span text:style-name="T10">power and collision avoidance vectors in exactly the same way as in the CC1100 driver. When this option is compiled in, the last two bytes of every outgoing packet are interpreted as a word with this layout:</text:span></text:p>
      <text:p text:style-name="P3"><draw:frame draw:style-name="fr1" draw:name="graphics1" text:anchor-type="paragraph" svg:width="4.2in" svg:height="0.7in" draw:z-index="0"><draw:image xlink:href="Pictures/2000008C000029AC000006F2C6712875.svm" xlink:type="simple" xlink:show="embed" xlink:actuate="onLoad"/></draw:frame><text:span text:style-name="T10">where XP is the transmission power for the packet, CAV is the collision avoidance vector, i.e., the initial delay in PicOS milliseconds preceding the packet's transmission attempt, and N is a flag telling </text:span><text:span text:style-name="T10">whether LBT should be disabled for the packet (when N is 1, the packet is transmitted blindly without LBT).</text:span></text:p>
      <text:p text:style-name="P1">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1">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29" text:outline-level="3">General options</text:h>
      <text:p text:style-name="P3"><text:span text:style-name="T11">RADIO_DEFAULT_POWER</text:span> (default setting 7) selects the default transmission power setting. This value indexes an array of settings (somewhat reminiscent of PATABLE for CC1100) which determine the actual transmit power in some messy sort of way. The array is defined in cc1350.h. I have obtained it from SmartRF Studio and (according to the Studio) the entries correspond to these powers in dBm (starting from 0): -10, 0, 2, 4, 6, 8, 10, 12. </text:p>
      <text:p text:style-name="P3">When RADIO_DEFAULT_POWER is set to 8, it selects the extra high transmit power of 14dBm. That setting requires a special enabling configuration in the chip configuration which makes it impossible to redefine the transmit power dynamically (or at least, I don't want to deal with this issue at the present stage). Thus, the setting disables PHYSOPT_SETPOWER. It is also incompatible with RADIO_OPTION_PXOPTIONS.</text:p>
      <text:p text:style-name="P4"><text:span text:style-name="T11">RADIO_DEFAULT_CHANNEL</text:span> (default setting 0) selects the default channel. Legitimate values are between 0 and 7.</text:p>
      <text:p text:style-name="P4">Note that (unlike CC1100) CC1350 has not built in mechanism for handling channels. Thus, the channel setting simply means base frequency adjustment. The base frequency is set at present to 868 MHz (constant CC1350_BASEFREQ) and the channel number translates into the number of MHz added to the base (e.g., channel 3 = 871 MHz).</text:p>
      <text:p text:style-name="P4"><text:span text:style-name="T11">RADIO_DEFAULT_BITRATE</text:span> (default setting 3) selects the default bit rate <text:span text:style-name="T10">to one of four options: 0 – 625 kbps, 1 – 10000 bps, 2 – 38,400 bps, 3 – 50,000 bps (the default). The constant can be set to 0, </text:span><text:soft-page-break/><text:span text:style-name="T10">1, 2, 3, or to 625, 10000, 38400, 50000, respectively. The authoritative constant, derived from RADIO_DEFAULT_BITRATE, is RADIO_BITRATE_INDEX whose values are 0, 1, 2, 3.</text:span></text:p>
      <text:p text:style-name="P2">If RADIO_BITRATE_INDEX is zero, the default rate (625 kbps) cannot be changed (PHYSOPT_SETRATE becomes disabled). This (lowest possible) rate is intended for long-distance communication.</text:p>
      <text:p text:style-name="P4"><text:span text:style-name="T18">RADIO_SYSTEM_IDENT</text:span> (default setting 0xAB3553BA) is the layout of the 32-bit sync word to precede the first byte of a transmitted packet. Nodes using different sync words won't be able to communicate, even if they use the same base frequency and the same channel. This attribute can be viewed as a hard (not modifiable by the praxis) extension of the station (network) ID providing one more level of separation for networks operating in the same neighbourhood.</text:p>
      <text:p text:style-name="P4"><text:span text:style-name="T18">RADIO_DEFAULT_OFFDELAY</text:span> (default setting 256) is the default delay in PicOS milliseconds after the last transmission before turning off the radio, if the receiver is switched off.</text:p>
      <text:h text:style-name="P30" text:outline-level="3">Collision avoidance (LBT) options</text:h>
      <text:p text:style-name="P3"><text:span text:style-name="T10">The LBT option is compiled in when RADIO_LBT_SENSE_TIME is greater than zero. The default setting is 2. The constant stands for the number of PicOS milliseconds during which the channel should be sensed before a transmission </text:span><text:span text:style-name="T19">[this is probably too much, we need a sub millisecond setting]</text:span><text:span text:style-name="T10">. Note that with PXOPTIONS, outgoing packets may individually disable LBT.</text:span></text:p>
      <text:p text:style-name="P1">The actual procedure is a bit complicated (see Section 23.7.5.5.1 of the swcu117g document by TI) and <text:s/>my understanding of it is far from complete. It involves two independently assessed criteria: RSSI-based and correlation-based. The channel is deemed busy, if any of the two criteria says it is busy.</text:p>
      <text:p text:style-name="P1">The RSSI-based procedure consists in monitoring RSSI whenever a new reading is available (I am not sure about the frequency of RSSI updates). If <text:s/>RADIO_LBT_RSSI_NBUSY (default = 4) consecutive RSSI readings are above RADIO_LBT_RSSI_THRESHOLD (default = 70),<text:note text:id="ftn1" text:note-class="footnote"><text:note-citation>1</text:note-citation><text:note-body><text:p text:style-name="P22">The RSSI threshold is expressed in the same units as the RSSI values returned in received packets. <text:s/>The range is formally the same as for CC1100. The driver converts the internal signed representation of RSSI into an unsigned one by adding 128.</text:p></text:note-body></text:note> then the channel is assumed busy. When experimenting, just assume that increasing RADIO_LBT_RSSI_NBUSY or/and increasing RADIO_LBT_RSSI_THRESHOLD will tend to make the collision avoidance scheme less aggressive.</text:p>
      <text:p text:style-name="P1">As far as I understand the foggy explanation in the manual, the correlation threshold is related to an attempt to detect the carrier by counting correlation peaks within a time interval determined by <text:s text:c="2"/><text:span text:style-name="T21">RADIO_LBT_CORR_PERIOD</text:span> (expressed in RAT ticks, where 1 tick = 0.25<text:span text:style-name="T20">μ</text:span>s). The default setting of RADIO_LBT_CORR_PERIOD is 512 (128<text:span text:style-name="T20">μ</text:span>s). <text:span text:style-name="T21">RADIO_LBT_CORR_NINV</text:span> (default = 3) stands for the number of correlation peaks separated by (the correlation period or less) to reach the first step for the busy decision. The decision will will be affirmative if <text:span text:style-name="T21">RADIO_LBT_CORR_BUSY</text:span> (default = 3) correlation peaks are subsequently detected separated by less than the correlation interval. If <text:s/>RADIO_LBT_CORR_BUSY is 0, then reaching the first step is enough for the busy decision. </text:p>
      <text:p text:style-name="P1">If RADIO_LBT_CORR_PERIOD is 0, the correlation criterion is switched off.</text:p>
      <text:p text:style-name="P3">If <text:s/><text:span text:style-name="T10">RADIO_LBT_SENSE_TIME is greater than zero (and LBT is not disabled for the packet [with PXOPTIONS]), then the channel assessment is carried out before every transmission attempt, up to </text:span><text:span text:style-name="T13">RADIO_LBT_MAX_TRIES</text:span><text:span text:style-name="T10"> (default = 16) per packet. When that number is reached, the next transmission is carried out with LBT switched off. The value of 255 or higher stands for infinity.</text:span></text:p>
      <text:p text:style-name="P3">Similar to CC1100, the driver uses a backoff timer, which is a <text:span text:style-name="T1">utimer</text:span>, i.e., a millisecond counter decremented automatically (by the kernel) towards zero. The first thing that the driver does before <text:soft-page-break/>transmitting a packet is to check whether the backoff timer is zero. If not, the driver delays its next attempt at transmission/retransmission by the current value of the timer.</text:p>
      <text:p text:style-name="P3">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3">The backoff timer can be reset. For example, it is reset upon a packet reception. It can also be set explicitly by <text:span text:style-name="T10">PHYSOPT_CAV</text:span> request (from the praxis). In any case, when the backoff timer is reset, an attention event is triggered, which (among other things) means that the driver will immediately see the new value of the backoff timer.</text:p>
      <text:p text:style-name="P5"><text:span text:style-name="T7">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5">If the channel assessment fails, i.e., the chip refuses to enter the transmit state, the driver generates a random number using this formula:</text:p>
      <text:p text:style-name="P3"><text:tab/><text:span text:style-name="T3">bckf_timer = RADIO_LBT_MIN_BACKOFF + rnd () &amp; mask;</text:span></text:p>
      <text:p text:style-name="P3">where <text:span text:style-name="T11">RADIO_LBT_MIN_BACKOFF</text:span><text:span text:style-name="T10"> (default setting 2) is the minimum backoff and mask</text:span> is always a power of two minus 1, i.e., its binary representation consists of a number of ones from the right. The mask size is determined by this constant:</text:p>
      <text:p text:style-name="P3"><text:span text:style-name="T11">RADIO_LBT_BACKOFF_EXP</text:span> (default setting 6) which specifies the power of two to be used for the mask (equal to the number of ones + 1). Thus, the default setting translates into 5 ones (2<text:span text:style-name="T6">6</text:span>–1 = 63). This is the mask to be applied after a failed attempt to grab the channel by the transmitter. With the default setting, the backoff interval can be anywhere between 2 and 2+63=65 milliseconds. </text:p>
      <text:p text:style-name="P3">Note that the driver will not re-attempt the transmission for as long as the backoff timer remains nonzero. <text:s/>The backoff timer will be reset after a successful packet reception using the mask described by this constant:</text:p>
      <text:p text:style-name="P3"><text:span text:style-name="T11">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3"><text:soft-page-break/>If <text:span text:style-name="T10">RADIO_LBT_BACKOFF_EXP</text:span><text:span text:style-name="T4"> </text:span>is defined as zero, the transmitter behaves aggressively retrying channel access at millisecond intervals.</text:p>
      <text:p text:style-name="P3">If <text:span text:style-name="T10">RADIO_LBT_BACKOFF_RX</text:span><text:span text:style-name="T2"> </text:span>is zero, then the backoff timer is never reset after a packet reception. In particular, if it was zero, it stays at zero after the reception.</text:p>
      <text:p text:style-name="P5">The backoff timer can be set explicitly by the praxis using this (optional) control call:</text:p>
      <text:p text:style-name="P12"><text:tab/><text:span text:style-name="T17">word bckf;</text:span></text:p>
      <text:p text:style-name="P11"><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5"><text:span text:style-name="T7">Following a packet transmission, the driver sets the backoff timer to: </text:span><text:span text:style-name="T15">RADIO_LBT_XMIT_SPACE</text:span><text:span text:style-name="T14"> (default setting 2) milliseconds. The idea is to provide a breathing room for the receiver to accommodate the received packet before being fed a new one. If RADIO_LBT_XMIT_SPACE is zero, the backoff timer is not set at the end of a transmission.</text:span></text:p>
      <text:h text:style-name="P26" text:outline-level="2">Setting/adjusting the base RF frequency</text:h>
      <text:p text:style-name="P3">The base frequency (the RF frequency of channel zero) is determined by CC1350_BASEFREQ (default = 868) which simply specifies the frequency in MHz.</text:p>
      <text:p text:style-name="P1"/>
      <text:h text:style-name="P26" text:outline-level="2">Examples</text:h>
      <text:p text:style-name="P18">Here is the standard sequence to initialize the driver in combination with the NULL plugin:</text:p>
      <text:p text:style-name="P16">...</text:p>
      <text:p text:style-name="P16">#include “phys_cc1350.h”</text:p>
      <text:p text:style-name="P16">#include “plug_null.h”</text:p>
      <text:p text:style-name="P16">...</text:p>
      <text:p text:style-name="P16">sint sfd;</text:p>
      <text:p text:style-name="P16">...</text:p>
      <text:p text:style-name="P16"><text:tab/>phys_cc1350 (0, CC1350_MAXPLEN);</text:p>
      <text:p text:style-name="P16"><text:tab/>tcv_plug (0, &amp;plug_null);</text:p>
      <text:p text:style-name="P16"><text:tab/>sfd = tcv_open (WNONE, 0, 0);</text:p>
      <text:p text:style-name="P14"><text:tab/>...</text:p>
      <text:p text:style-name="P18">Note that the symbol CC1350_MAXPLEN (defined by the driver) represents the maximum possible length of a radio packet, including the two extra bytes for CRC. That length is 250 bytes (i.e., over four times more than for CC1100).</text:p>
      <text:p text:style-name="P18">The rest is basically the same as for CC1100, except that there is no WOR (yet).</text:p>
      <text:p text:style-name="P18">Note that following the above initialization, the receiver is OFF and the Network ID is 0. Do this to switch the receiver ON:</text:p>
      <text:p text:style-name="P18"><text:tab/><text:span text:style-name="T3">tcv_control (sfd, PHYSOPT_RXON, NULL);</text:span></text:p>
      <text:p text:style-name="P18">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18"><text:soft-page-break/>The operation of changing the Network ID involves an argument which must be stored in memory, e.g.,</text:p>
      <text:p text:style-name="P21"><text:tab/>...</text:p>
      <text:p text:style-name="P21"><text:tab/>word nid;</text:p>
      <text:p text:style-name="P21"><text:tab/>...</text:p>
      <text:p text:style-name="P21"><text:tab/><text:tab/>nid = 0xBADD;</text:p>
      <text:p text:style-name="P21"><text:tab/><text:tab/>tcv_control (sfd, PHYSOPT_SETSID, &amp;nid);</text:p>
      <text:p text:style-name="P19"><text:tab/><text:tab/>...</text:p>
      <text:p text:style-name="P18">Sending and receiving packets is straightforward, e.g.,</text:p>
      <text:p text:style-name="P21"/>
      <text:p text:style-name="P21"><text:tab/>...</text:p>
      <text:p text:style-name="P21"><text:tab/>state XMIT:</text:p>
      <text:p text:style-name="P21"><text:tab/><text:tab/>address packet;</text:p>
      <text:p text:style-name="P21"><text:tab/><text:tab/>packet = tcv_wnp (XMIT, sfd, 16);</text:p>
      <text:p text:style-name="P21"><text:tab/><text:tab/>... fill in the packet ...</text:p>
      <text:p text:style-name="P21"><text:tab/><text:tab/>tcv_endp (packet);</text:p>
      <text:p text:style-name="P19"><text:tab/><text:tab/>...</text:p>
      <text:p text:style-name="P18">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18">Here is sample reception code:</text:p>
      <text:p text:style-name="P21"><text:tab/>...</text:p>
      <text:p text:style-name="P21"><text:tab/>state RECV:</text:p>
      <text:p text:style-name="P21"><text:tab/><text:tab/>address packet;</text:p>
      <text:p text:style-name="P21"><text:tab/><text:tab/>sint plength;</text:p>
      <text:p text:style-name="P21"><text:tab/><text:tab/>packet = tcv_rnp (RECV, sfd);</text:p>
      <text:p text:style-name="P21"><text:tab/><text:tab/>plength = tcv_left (packet);</text:p>
      <text:p text:style-name="P19"><text:tab/><text:tab/>...</text:p>
      <text:p text:style-name="P18">Note that the packet length (plength) includes the Network ID and two CRC bytes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7-08-18T14:47:11.64</dc:date>
    <meta:editing-duration>P3DT44M59S</meta:editing-duration>
    <meta:editing-cycles>211</meta:editing-cycles>
    <meta:generator>OpenOffice/4.1.3$Win32 OpenOffice.org_project/413m1$Build-9783</meta:generator>
    <dc:creator>Pawel Gburzynski</dc:creator>
    <meta:document-statistic meta:table-count="0" meta:image-count="1" meta:object-count="0" meta:page-count="8" meta:paragraph-count="155" meta:word-count="3508" meta:character-count="21668"/>
    <meta:user-defined meta:name="Info 1"/>
    <meta:user-defined meta:name="Info 2"/>
    <meta:user-defined meta:name="Info 3"/>
    <meta:user-defined meta:name="Info 4"/>
  </office:meta>
</office:document-meta>
</file>